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500000023B607FD35553C81C2.png" manifest:media-type="image/png"/>
  <manifest:file-entry manifest:full-path="Pictures/100001B0000007D0000003E8533509670E636464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150%"/>
    </style:style>
    <style:style style:name="P2" style:family="paragraph" style:parent-style-name="Standard">
      <style:paragraph-properties fo:margin-top="0.0791in" fo:margin-bottom="0.0791in" loext:contextual-spacing="false" fo:line-height="150%"/>
      <style:text-properties officeooo:paragraph-rsid="0013dd00"/>
    </style:style>
    <style:style style:name="P3" style:family="paragraph" style:parent-style-name="Standard">
      <style:paragraph-properties fo:margin-top="0.0791in" fo:margin-bottom="0.0791in" loext:contextual-spacing="false" fo:line-height="150%" fo:text-align="center" style:justify-single-word="false"/>
    </style:style>
    <style:style style:name="P4" style:family="paragraph" style:parent-style-name="Standard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0791in" fo:margin-bottom="0.0791in" loext:contextual-spacing="false" fo:line-height="150%" fo:text-align="center" style:justify-single-word="false"/>
      <style:text-properties fo:font-weight="bold" officeooo:rsid="0015bc34" officeooo:paragraph-rsid="0015bc34" style:font-weight-asian="bold" style:font-weight-complex="bold"/>
    </style:style>
    <style:style style:name="P7" style:family="paragraph" style:parent-style-name="Standard">
      <style:paragraph-properties fo:margin-top="0.0791in" fo:margin-bottom="0.0791in" loext:contextual-spacing="false" fo:line-height="150%"/>
      <style:text-properties fo:background-color="#ffff00"/>
    </style:style>
    <style:style style:name="P8" style:family="paragraph" style:parent-style-name="Standard">
      <style:paragraph-properties fo:margin-top="0.0791in" fo:margin-bottom="0.0791in" loext:contextual-spacing="false" fo:line-height="150%"/>
      <style:text-properties officeooo:paragraph-rsid="0013dd00" fo:background-color="#ffff00"/>
    </style:style>
    <style:style style:name="P9" style:family="paragraph" style:parent-style-name="Standard">
      <style:paragraph-properties fo:margin-left="0.75in" fo:margin-right="0in" fo:margin-top="0.0791in" fo:margin-bottom="0.0791in" loext:contextual-spacing="false" fo:line-height="150%" fo:text-indent="0in" style:auto-text-indent="false"/>
    </style:style>
    <style:style style:name="P10" style:family="paragraph" style:parent-style-name="Standard">
      <style:paragraph-properties fo:margin-left="0.7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1.7346in" fo:margin-right="0in" fo:margin-top="0.0791in" fo:margin-bottom="0.0791in" loext:contextual-spacing="false" fo:line-height="150%" fo:text-indent="0in" style:auto-text-indent="false"/>
    </style:style>
    <style:style style:name="P12" style:family="paragraph" style:parent-style-name="Standard">
      <style:paragraph-properties fo:margin-left="1.7346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1.4846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fo:background-color="#ff0000" style:font-weight-asian="bold" style:font-weight-complex="bold"/>
    </style:style>
    <style:style style:name="P15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fo:background-color="#ffff00" style:font-weight-asian="bold" style:font-weight-complex="bold"/>
    </style:style>
    <style:style style:name="P16" style:family="paragraph" style:parent-style-name="Standard">
      <style:paragraph-properties fo:margin-left="1.2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1.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5in" fo:margin-right="0in" fo:margin-top="0.0791in" fo:margin-bottom="0.0791in" loext:contextual-spacing="false" fo:line-height="150%" fo:text-indent="0in" style:auto-text-indent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.5in" fo:margin-right="0in" fo:margin-top="0.0791in" fo:margin-bottom="0.0791in" loext:contextual-spacing="false" fo:line-height="150%" fo:text-indent="0in" style:auto-text-indent="false"/>
    </style:style>
    <style:style style:name="P20" style:family="paragraph" style:parent-style-name="Standard" style:master-page-name="Standard">
      <style:paragraph-properties fo:margin-top="0.0791in" fo:margin-bottom="0.0791in" loext:contextual-spacing="false" fo:line-height="150%" fo:text-align="center" style:justify-single-word="false" style:page-number="auto"/>
    </style:style>
    <style:style style:name="P21" style:family="paragraph" style:parent-style-name="Standard" style:list-style-name="WWNum1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2" style:family="paragraph" style:parent-style-name="Standard" style:list-style-name="WWNum4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3" style:family="paragraph" style:parent-style-name="Standard" style:list-style-name="WWNum6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4" style:family="paragraph" style:parent-style-name="Standard" style:list-style-name="WWNum7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5" style:family="paragraph" style:parent-style-name="Standard" style:list-style-name="WWNum8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6" style:family="paragraph" style:parent-style-name="Standard" style:list-style-name="WWNum10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7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28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paragraph-rsid="0008a4a6" style:font-weight-asian="bold" style:font-weight-complex="bold"/>
    </style:style>
    <style:style style:name="P29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paragraph-rsid="00125819" style:font-weight-asian="bold" style:font-weight-complex="bold"/>
    </style:style>
    <style:style style:name="P30" style:family="paragraph" style:parent-style-name="Standard" style:list-style-name="WWNum12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1" style:family="paragraph" style:parent-style-name="Standard" style:list-style-name="WWNum13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2" style:family="paragraph" style:parent-style-name="Standard" style:list-style-name="WWNum18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3" style:family="paragraph" style:parent-style-name="Standard" style:list-style-name="WWNum19">
      <style:paragraph-properties fo:margin-top="0.0791in" fo:margin-bottom="0.0791in" loext:contextual-spacing="false" fo:line-height="150%"/>
      <style:text-properties fo:font-weight="bold" style:font-weight-asian="bold" style:font-weight-complex="bold"/>
    </style:style>
    <style:style style:name="P34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officeooo:rsid="00125819" officeooo:paragraph-rsid="00125819" style:font-weight-asian="bold" style:font-weight-complex="bold"/>
    </style:style>
    <style:style style:name="P35" style:family="paragraph" style:parent-style-name="Standard" style:list-style-name="WWNum11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6" style:family="paragraph" style:parent-style-name="Standard" style:list-style-name="WWNum14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7" style:family="paragraph" style:parent-style-name="Standard" style:list-style-name="WWNum15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8" style:family="paragraph" style:parent-style-name="Standard" style:list-style-name="WWNum16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39" style:family="paragraph" style:parent-style-name="Standard" style:list-style-name="WWNum17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0" style:family="paragraph" style:parent-style-name="Standard" style:list-style-name="WWNum20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1" style:family="paragraph" style:parent-style-name="Standard" style:list-style-name="WWNum21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2" style:family="paragraph" style:parent-style-name="Standard" style:list-style-name="WWNum22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3" style:family="paragraph" style:parent-style-name="Standard" style:list-style-name="WWNum23">
      <style:paragraph-properties fo:margin-top="0.0791in" fo:margin-bottom="0.0791in" loext:contextual-spacing="false" fo:line-height="150%"/>
      <style:text-properties fo:font-weight="bold" fo:background-color="#ffff00" style:font-weight-asian="bold" style:font-weight-complex="bold"/>
    </style:style>
    <style:style style:name="P44" style:family="paragraph" style:parent-style-name="Standard" style:list-style-name="WWNum2">
      <style:paragraph-properties fo:margin-top="0.0791in" fo:margin-bottom="0.0791in" loext:contextual-spacing="false" fo:line-height="150%"/>
    </style:style>
    <style:style style:name="P45" style:family="paragraph" style:parent-style-name="Standard" style:list-style-name="WWNum3">
      <style:paragraph-properties fo:margin-top="0.0791in" fo:margin-bottom="0.0791in" loext:contextual-spacing="false" fo:line-height="150%"/>
    </style:style>
    <style:style style:name="P46" style:family="paragraph" style:parent-style-name="Standard" style:list-style-name="WWNum4">
      <style:paragraph-properties fo:margin-top="0.0791in" fo:margin-bottom="0.0791in" loext:contextual-spacing="false" fo:line-height="150%"/>
    </style:style>
    <style:style style:name="P47" style:family="paragraph" style:parent-style-name="Standard" style:list-style-name="WWNum8">
      <style:paragraph-properties fo:margin-top="0.0791in" fo:margin-bottom="0.0791in" loext:contextual-spacing="false" fo:line-height="150%"/>
    </style:style>
    <style:style style:name="P48" style:family="paragraph" style:parent-style-name="Standard" style:list-style-name="WWNum11">
      <style:paragraph-properties fo:margin-top="0.0791in" fo:margin-bottom="0.0791in" loext:contextual-spacing="false" fo:line-height="150%"/>
    </style:style>
    <style:style style:name="P49" style:family="paragraph">
      <style:paragraph-properties fo:text-align="center"/>
    </style:style>
    <style:style style:name="P50" style:family="paragraph">
      <loext:graphic-properties draw:fill="solid" draw:fill-color="#729fcf"/>
      <style:paragraph-properties fo:text-align="center" style:writing-mode="lr-tb"/>
    </style:style>
    <style:style style:name="P51" style:family="paragraph">
      <loext:graphic-properties draw:fill="solid" draw:fill-color="#ffffff"/>
    </style:style>
    <style:style style:name="P52" style:family="paragraph">
      <loext:graphic-properties draw:fill="none"/>
    </style:style>
    <style:style style:name="P53" style:family="paragraph">
      <style:paragraph-properties fo:text-align="center" style:writing-mode="lr-tb"/>
    </style:style>
    <style:style style:name="P54" style:family="paragraph">
      <loext:graphic-properties draw:fill="none"/>
      <style:paragraph-properties fo:text-align="center" style:writing-mode="lr-tb"/>
    </style:style>
    <style:style style:name="P5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9b64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0000" loext:char-shading-value="0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0c3c28"/>
    </style:style>
    <style:style style:name="T7" style:family="text">
      <style:text-properties officeooo:rsid="0011193e"/>
    </style:style>
    <style:style style:name="T8" style:family="text">
      <style:text-properties officeooo:rsid="001734fd"/>
    </style:style>
    <style:style style:name="T9" style:family="text">
      <style:text-properties officeooo:rsid="001a07ca"/>
    </style:style>
    <style:style style:name="T10" style:family="text">
      <style:text-properties style:font-name="Liberation Sans" fo:font-size="18pt" style:font-name-asian="Noto Sans CJK SC"/>
    </style:style>
    <style:style style:name="T11" style:family="text">
      <style:text-properties fo:color="#0a3c54" style:font-name="Calibri" fo:font-size="10pt" fo:font-weight="bold" style:font-name-asian="Calibri1" style:font-name-complex="Calibri1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stroke-linejoin="round" svg:stroke-linecap="butt" draw:fill="solid" draw:fill-color="#729fcf" draw:textarea-horizontal-align="center" draw:textarea-vertical-align="top" draw:auto-grow-height="false" fo:padding-top="0.05in" fo:padding-bottom="0.05in" fo:padding-left="0.1in" fo:padding-right="0.1in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in" draw:fill="solid" draw:fill-color="#ffffff" draw:textarea-vertical-align="top" draw:auto-grow-height="false" fo:min-height="0.0126in" fo:min-width="0.0035in" style:run-through="background"/>
    </style:style>
    <style:style style:name="gr5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0.0028in" fo:min-width="0in" fo:padding-top="0.0047in" fo:padding-bottom="0.0047in" fo:padding-left="0.0047in" fo:padding-right="0.0047in" style:run-through="background"/>
    </style:style>
    <style:style style:name="gr6" style:family="graphic">
      <style:graphic-properties draw:stroke="none" svg:stroke-width="0in" draw:fill="none" draw:textarea-vertical-align="top" draw:auto-grow-height="false" fo:min-height="0.4846in" fo:min-width="0.2638in" fo:padding-top="0.05in" fo:padding-bottom="0.05in" fo:padding-left="0.1in" fo:padding-right="0.1in" style:run-through="background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8" style:family="graphic">
      <style:graphic-properties draw:stroke="none" svg:stroke-width="0in" draw:fill="solid" draw:fill-color="#ffffff" draw:textarea-vertical-align="top" draw:auto-grow-height="false" fo:min-height="0in" fo:min-width="0in" style:run-through="background"/>
    </style:style>
    <style:style style:name="gr9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0in" fo:min-width="0in" fo:padding-top="0.0047in" fo:padding-bottom="0.0047in" fo:padding-left="0.0047in" fo:padding-right="0.0047in" style:run-through="background"/>
    </style:style>
    <style:style style:name="gr10" style:family="graphic">
      <style:graphic-properties draw:stroke="none" svg:stroke-width="0in" draw:fill="none" draw:textarea-vertical-align="top" draw:auto-grow-height="false" fo:min-height="0in" fo:min-width="0in" fo:padding-top="0.05in" fo:padding-bottom="0.05in" fo:padding-left="0.1in" fo:padding-right="0.1in" style:run-through="background"/>
      <style:paragraph-properties style:writing-mode="lr-tb"/>
    </style:style>
    <style:style style:name="gr11" style:family="graphic">
      <style:graphic-properties draw:stroke="solid" svg:stroke-width="0in" svg:stroke-color="#3465a4" draw:stroke-linejoin="round" svg:stroke-linecap="butt" draw:fill="solid" draw:fill-color="#729fcf" draw:textarea-vertical-align="top" draw:auto-grow-height="false" fo:min-height="0.6898in" fo:padding-top="0.05in" fo:padding-bottom="0.05in" fo:padding-left="0.1in" fo:padding-right="0.1in" style:run-through="background"/>
      <style:paragraph-properties style:writing-mode="lr-tb"/>
    </style:style>
    <style:style style:name="gr12" style:family="graphic">
      <style:graphic-properties draw:stroke="none" svg:stroke-width="0in" draw:fill="none" draw:textarea-vertical-align="top" draw:auto-grow-height="false" fo:min-height="0.4854in" fo:min-width="0.2654in" fo:padding-top="0.05in" fo:padding-bottom="0.05in" fo:padding-left="0.1in" fo:padding-right="0.1in" style:run-through="background"/>
      <style:paragraph-properties style:writing-mode="lr-tb"/>
    </style:style>
    <style:style style:name="gr13" style:family="graphic">
      <style:graphic-properties draw:stroke="none" svg:stroke-width="0in" draw:fill="solid" draw:fill-color="#ffffff" draw:textarea-vertical-align="top" draw:auto-grow-height="false" fo:min-height="272.5811in" fo:min-width="66.0866in" style:run-through="background"/>
    </style:style>
    <style:style style:name="gr14" style:family="graphic">
      <style:graphic-properties draw:stroke="solid" svg:stroke-width="0.0102in" svg:stroke-color="#000000" draw:stroke-linejoin="round" svg:stroke-linecap="round" draw:fill="none" draw:textarea-vertical-align="top" draw:auto-grow-height="false" fo:min-height="272.5717in" fo:min-width="66.0772in" fo:padding-top="0.0047in" fo:padding-bottom="0.0047in" fo:padding-left="0.0047in" fo:padding-right="0.0047in" style:run-through="background"/>
    </style:style>
    <style:style style:name="gr15" style:family="graphic">
      <style:graphic-properties draw:stroke="none" svg:stroke-width="0in" draw:fill="none" draw:textarea-vertical-align="top" draw:auto-grow-height="false" fo:min-height="0.4846in" fo:min-width="0.3638in" fo:padding-top="0.05in" fo:padding-bottom="0.05in" fo:padding-left="0.1in" fo:padding-right="0.1in" style:run-through="background"/>
      <style:paragraph-properties style:writing-mode="lr-tb"/>
    </style:style>
    <style:style style:name="gr16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7071in" fo:min-width="1.1972in" style:run-through="background"/>
    </style:style>
    <style:style style:name="gr17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5264in" fo:min-width="1.1638in" style:run-through="background"/>
    </style:style>
    <style:style style:name="gr18" style:family="graphic">
      <style:graphic-properties draw:stroke="solid" svg:stroke-width="0in" svg:stroke-color="#3465a4" draw:marker-start="msArrowEnd_20_5" draw:marker-start-width="0.0827in" draw:marker-start-center="false" draw:marker-end="msArrowEnd_20_5" draw:marker-end-width="0.0827in" draw:marker-end-center="false" draw:stroke-linejoin="miter" svg:stroke-linecap="butt" draw:fill="none" draw:textarea-vertical-align="top" draw:auto-grow-height="false" fo:min-height="0.2in" fo:min-width="0.7634in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6">MASTER PLAN ATURUSAHA.com</text:p>
      <text:p text:style-name="P6">Edisi Revisi</text:p>
      <text:p text:style-name="P3"/>
      <text:list xml:id="list3772518873" text:style-name="WWNum1">
        <text:list-item>
          <text:p text:style-name="P21">BRD (Bussiness Requirement Definition)</text:p>
          <text:list>
            <text:list-item>
              <text:p text:style-name="P21">Ringkasan / Summary</text:p>
            </text:list-item>
          </text:list>
        </text:list-item>
      </text:list>
      <text:p text:style-name="P9"><text:span text:style-name="T1">Aplikasi </text:span>yang akan dibuat adalah aplikasi Enterprice Resource Planning (ERP) untuk Usaha Mikro Kecil dan Menengah (UMKM) <text:s/>dengan keunikan sbb:</text:p>
      <text:list xml:id="list260897853" text:style-name="WWNum2">
        <text:list-item>
          <text:p text:style-name="P44">E-commerce antar UMKM (B2B bussiness)</text:p>
        </text:list-item>
        <text:list-item>
          <text:p text:style-name="P44">Terhubung dengan Investor</text:p>
        </text:list-item>
        <text:list-item>
          <text:p text:style-name="P44">Terhubung dengan Coach bussiness (training bussiness)</text:p>
        </text:list-item>
      </text:list>
      <text:p text:style-name="P9"/>
      <text:list xml:id="list85941733133375" text:continue-list="list3772518873" text:style-name="WWNum1">
        <text:list-item>
          <text:list>
            <text:list-item>
              <text:p text:style-name="P21">Manfaat /tujuan yang ingin di capai untuk pengguna:</text:p>
            </text:list-item>
          </text:list>
        </text:list-item>
      </text:list>
      <text:p text:style-name="P9"><text:span text:style-name="T1">Kebutuhan </text:span>aplikasi ini sebenarnya kebutuhan untuk mengatur jalanya usaha sendiri, yaitu CV. Sumber Info Media. Terfikir ke depan, aplikasi ini dapat juga digunakan oleh para pelaku UMKM lainnya.</text:p>
      <text:list xml:id="list2191903630" text:style-name="WWNum3">
        <text:list-item>
          <text:p text:style-name="P45">Pemilik usaha (owner) dapat menjalankan usaha untuk 1 atau lebih usaha menggunakan satu aplikasi saja.</text:p>
        </text:list-item>
        <text:list-item>
          <text:p text:style-name="P45">Aplikasi dapat digunakan oleh semua bagian/departemen di perusahaan</text:p>
        </text:list-item>
        <text:list-item>
          <text:p text:style-name="P45">Jika UMKM melakukan pendanaan dengan investor, investor dapat melihat laporan perkembangan jalannya usaha</text:p>
        </text:list-item>
        <text:list-item>
          <text:p text:style-name="P45">Tersedia pendampingan/mentoring bisnis oleh para choac bisnis. (tambahan baru)</text:p>
        </text:list-item>
        <text:list-item>
          <text:p text:style-name="P45">UMKM dapat bertransaksi sesama pengguna aturusaha.com</text:p>
        </text:list-item>
      </text:list>
      <text:p text:style-name="P1"/>
      <text:p text:style-name="P1"/>
      <text:p text:style-name="P1"/>
      <text:p text:style-name="P1"/>
      <text:p text:style-name="P11"/>
      <text:list xml:id="list85942742070207" text:continue-list="list85941733133375" text:style-name="WWNum1">
        <text:list-item>
          <text:list>
            <text:list-item>
              <text:p text:style-name="P21"><text:soft-page-break/>Spesifikasi Aplikasi / content</text:p>
            </text:list-item>
          </text:list>
        </text:list-item>
      </text:list>
      <text:list xml:id="list702725699" text:style-name="WWNum4">
        <text:list-item>
          <text:p text:style-name="P22">ERP </text:p>
          <text:list>
            <text:list-item>
              <text:p text:style-name="P46">mulai dari perencanaan-pelaksanaan-monitoring sampai laporan </text:p>
            </text:list-item>
            <text:list-item>
              <text:p text:style-name="P46">Terintegrasi semua departemen/bagian: administrasi, keuangan, marketing, HRD, Produk &amp; Jasa, Penjualan, Penggajian, Investasi.</text:p>
            </text:list-item>
          </text:list>
        </text:list-item>
      </text:list>
      <text:list xml:id="list85941502531474" text:continue-list="list2191903630" text:style-name="WWNum3">
        <text:list-item>
          <text:p text:style-name="P45">Terhubung dengan <text:span text:style-name="T1">Investor</text:span>:</text:p>
          <text:list>
            <text:list-item>
              <text:p text:style-name="P45">Investor dapat melakukan registrasi akun</text:p>
            </text:list-item>
            <text:list-item>
              <text:p text:style-name="P45">Investor dapat melihat UKM yg sedang mencari pendanaan</text:p>
            </text:list-item>
            <text:list-item>
              <text:p text:style-name="P45">Investor dapat melihat laporan perkembangan UMKM yang bekerjasama dalam pendanaan (dividen, bagi hasil, dll)</text:p>
            </text:list-item>
          </text:list>
        </text:list-item>
        <text:list-item>
          <text:p text:style-name="P45">Terhubung dengan <text:span text:style-name="T1">Coach</text:span> bussiness (training bussiness), </text:p>
          <text:list>
            <text:list-item>
              <text:p text:style-name="P45">Coach bisnis dapat registrasi akun</text:p>
            </text:list-item>
            <text:list-item>
              <text:p text:style-name="P45">Coach bisnis dapat melihat UMKM yg mendaftar pendampingan bisnis</text:p>
            </text:list-item>
            <text:list-item>
              <text:p text:style-name="P45">Coach bisnis dapat melihat laporan perkembangan UMKM yang sedang ditanganinya</text:p>
            </text:list-item>
          </text:list>
        </text:list-item>
      </text:list>
      <text:p text:style-name="P11"/>
      <text:list xml:id="list85942689686018" text:continue-numbering="true" text:style-name="WWNum3">
        <text:list-item>
          <text:p text:style-name="P45"><text:span text:style-name="T1">E-commerce </text:span>antar UMKM (B2B)</text:p>
        </text:list-item>
      </text:list>
      <text:p text:style-name="P1"><text:tab/><text:tab/><text:tab/>Antar UMKM dapat melakukan proses jual beli </text:p>
      <text:p text:style-name="P13"/>
      <text:p text:style-name="P4"/>
      <text:p text:style-name="P4"><text:tab/></text:p>
      <text:p text:style-name="P4"/>
      <text:p text:style-name="P4"/>
      <text:p text:style-name="P4"><text:tab/></text:p>
      <text:list xml:id="list85941965990564" text:continue-list="list85942742070207" text:style-name="WWNum1">
        <text:list-item>
          <text:list>
            <text:list-item>
              <text:p text:style-name="P21"><text:s/>Pelaku (User)</text:p>
            </text:list-item>
          </text:list>
        </text:list-item>
      </text:list>
      <text:list xml:id="list2336488492" text:style-name="WWNum6">
        <text:list-item>
          <text:p text:style-name="P23">Owner UMKM/Founder/Co Founder</text:p>
        </text:list-item>
        <text:list-item>
          <text:p text:style-name="P23">Karyawan </text:p>
        </text:list-item>
        <text:list-item>
          <text:p text:style-name="P23">Investor</text:p>
        </text:list-item>
        <text:list-item>
          <text:p text:style-name="P23"><text:soft-page-break/>Coach Bisnis/Mentor</text:p>
        </text:list-item>
        <text:list-item>
          <text:p text:style-name="P23">Superadmin Aturusaha.com</text:p>
        </text:list-item>
      </text:list>
      <text:p text:style-name="P10"/>
      <text:list xml:id="list85942920851930" text:continue-list="list85941965990564" text:style-name="WWNum1">
        <text:list-item>
          <text:list>
            <text:list-item>
              <text:p text:style-name="P21">Alur umum</text:p>
            </text:list-item>
          </text:list>
        </text:list-item>
      </text:list>
      <text:p text:style-name="P4"/>
      <text:p text:style-name="P5"><draw:g text:anchor-type="char" draw:z-index="0" draw:name="shape_0" draw:style-name="gr1"><draw:ellipse draw:style-name="gr2" draw:text-style-name="P50" svg:width="1.663in" svg:height="1.7421in" svg:x="0.8528in" svg:y="0.1874in"><text:p text:style-name="P49"><text:span text:style-name="T10">UMKM</text:span></text:p></draw:ellipse><draw:g draw:style-name="gr3"><draw:custom-shape draw:style-name="gr4" draw:text-style-name="P51" svg:width="0.0039in" svg:height="0.013in" svg:x="1.0512in" svg:y="0.7709in"><text:p/><draw:enhanced-geometry draw:type="mso-spt100" draw:modifiers="0 0 0"/></draw:custom-shape><draw:custom-shape draw:style-name="gr5" draw:text-style-name="P52" svg:width="0.0039in" svg:height="0.013in" svg:x="1.0512in" svg:y="0.7709in"><text:p/><draw:enhanced-geometry draw:type="mso-spt100" draw:modifiers="0 0 0"/></draw:custom-shape></draw:g><draw:custom-shape draw:style-name="gr6" draw:text-style-name="P54" svg:width="0.4642in" svg:height="0.585in" svg:x="0.9535in" svg:y="1.0547in"><text:p text:style-name="P53"><text:span text:style-name="T11">Owner</text:span></text:p><draw:enhanced-geometry draw:type="mso-spt100" draw:modifiers="0 0 0"/></draw:custom-shape><draw:frame draw:style-name="gr7" draw:text-style-name="P55" svg:width="0.5232in" svg:height="0.2858in" svg:x="4.0728in" svg:y="2.0465in"><draw:image xlink:href="Pictures/100001B0000007D0000003E8533509670E636464.emf" xlink:type="simple" xlink:show="embed" xlink:actuate="onLoad" loext:mime-type="image/x-emf"><text:p/></draw:image><draw:image xlink:href="Pictures/100002010000004500000023B607FD35553C81C2.png" xlink:type="simple" xlink:show="embed" xlink:actuate="onLoad" loext:mime-type="image/png"/></draw:frame><draw:g draw:style-name="gr3"><draw:g draw:style-name="gr3"><draw:custom-shape draw:style-name="gr8" draw:text-style-name="P51" svg:width="0.0012in" svg:height="0.0016in" svg:x="2.011in" svg:y="0.7894in"><text:p/><draw:enhanced-geometry draw:type="mso-spt100" draw:modifiers="0 0 0"/></draw:custom-shape><draw:custom-shape draw:style-name="gr9" draw:text-style-name="P52" svg:width="0.0012in" svg:height="0.0016in" svg:x="2.011in" svg:y="0.7894in"><text:p/><draw:enhanced-geometry draw:type="mso-spt100" draw:modifiers="0 0 0"/></draw:custom-shape></draw:g><draw:custom-shape draw:style-name="gr10" draw:text-style-name="P54" svg:width="0.013in" svg:height="0.0787in" svg:x="2.0071in" svg:y="0.7953in"><text:p text:style-name="P53"><text:span text:style-name="T11">Employee</text:span></text:p><draw:enhanced-geometry draw:type="mso-spt100" draw:modifiers="0 0 0"/></draw:custom-shape></draw:g><draw:frame draw:style-name="gr11" draw:text-style-name="P50" svg:width="1.6303in" svg:height="0.6898in" svg:x="3.2799in" svg:y="0.9138in"><draw:text-box><text:p text:style-name="P49"><text:span text:style-name="T10">Aturusaha.com</text:span></text:p></draw:text-box></draw:frame><draw:g draw:style-name="gr3"><draw:custom-shape draw:style-name="gr4" draw:text-style-name="P51" svg:width="0.0039in" svg:height="0.013in" svg:x="6.313in" svg:y="0.1201in"><text:p/><draw:enhanced-geometry draw:type="mso-spt100" draw:modifiers="0 0 0"/></draw:custom-shape><draw:custom-shape draw:style-name="gr5" draw:text-style-name="P52" svg:width="0.0039in" svg:height="0.013in" svg:x="6.313in" svg:y="0.1201in"><text:p/><draw:enhanced-geometry draw:type="mso-spt100" draw:modifiers="0 0 0"/></draw:custom-shape></draw:g><draw:custom-shape draw:style-name="gr12" draw:text-style-name="P54" svg:width="0.4657in" svg:height="0.5858in" svg:x="6.0744in" svg:y="0.4394in"><text:p text:style-name="P53"><text:span text:style-name="T11">Coach</text:span></text:p><draw:enhanced-geometry draw:type="mso-spt100" draw:modifiers="0 0 0"/></draw:custom-shape><draw:g draw:style-name="gr3"><draw:custom-shape draw:style-name="gr13" draw:text-style-name="P51" svg:width="66.087in" svg:height="272.5815in" svg:x="1893.2236in" svg:y="1098.6047in"><text:p/><draw:enhanced-geometry draw:type="mso-spt100" draw:modifiers="0 0 0"/></draw:custom-shape><draw:custom-shape draw:style-name="gr14" draw:text-style-name="P52" svg:width="66.087in" svg:height="272.5815in" svg:x="1893.2236in" svg:y="1098.6047in"><text:p/><draw:enhanced-geometry draw:type="mso-spt100" draw:modifiers="0 0 0"/></draw:custom-shape></draw:g><draw:custom-shape draw:style-name="gr15" draw:text-style-name="P54" svg:width="0.5642in" svg:height="0.585in" svg:x="6.0083in" svg:y="2.1827in"><text:p text:style-name="P53"><text:span text:style-name="T11">Investor</text:span></text:p><draw:enhanced-geometry draw:type="mso-spt100" draw:modifiers="0 0 0"/></draw:custom-shape><draw:custom-shape draw:style-name="gr16" draw:text-style-name="P52" svg:width="1.1976in" svg:height="0.7071in" svg:x="4.9102in" svg:y="1.2591in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gr17" draw:text-style-name="P52" svg:width="1.1642in" svg:height="0.5268in" svg:x="4.9102in" svg:y="0.7327in"><text:p/><draw:enhanced-geometry draw:mirror-vertical="true" svg:viewBox="0 0 21600 21600" draw:type="mso-spt34" draw:modifiers="10800" draw:enhanced-path="M 0 0 L ?f0 0 ?f0 21600 21600 21600 N"><draw:equation draw:name="f0" draw:formula="$0 "/><draw:handle draw:handle-position="$0 10800"/></draw:enhanced-geometry></draw:custom-shape><draw:custom-shape draw:style-name="gr18" draw:text-style-name="P52" svg:width="0.7634in" svg:height="0.2004in" svg:x="2.5161in" svg:y="1.0591in"><text:p/><draw:enhanced-geometry svg:viewBox="0 0 21600 21600" draw:type="mso-spt34" draw:modifiers="10800" draw:enhanced-path="M 0 0 L ?f0 0 ?f0 21600 21600 21600 N"><draw:equation draw:name="f0" draw:formula="$0 "/><draw:handle draw:handle-position="$0 10800"/></draw:enhanced-geometry></draw:custom-shap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5942815190684" text:continue-numbering="true" text:style-name="WWNum1">
        <text:list-item>
          <text:list>
            <text:list-item>
              <text:p text:style-name="P21">Fungsional requirement</text:p>
            </text:list-item>
          </text:list>
        </text:list-item>
      </text:list>
      <text:p text:style-name="P4"><text:tab/><text:tab/>Owner UMKM/Founder/Co Founder :</text:p>
      <text:list xml:id="list2211740705" text:style-name="WWNum7">
        <text:list-item>
          <text:list>
            <text:list-item>
              <text:p text:style-name="P24">Registrasi dan aktivasi akun</text:p>
            </text:list-item>
            <text:list-item>
              <text:p text:style-name="P24">Isi Data Perusahaan dan data pendukung utama </text:p>
            </text:list-item>
            <text:list-item>
              <text:p text:style-name="P24">Memilih menu aturusaha.com</text:p>
            </text:list-item>
            <text:list-item>
              <text:p text:style-name="P24">Data Karyawan</text:p>
              <text:list>
                <text:list-item>
                  <text:p text:style-name="P24">Melihat, menambah, hak akses, menambah data login karyawan</text:p>
                </text:list-item>
              </text:list>
            </text:list-item>
            <text:list-item>
              <text:p text:style-name="P24">Data Investor</text:p>
              <text:list>
                <text:list-item>
                  <text:p text:style-name="P24"><text:soft-page-break/>Melihat daftar investor, mengajukan pendanaan, menambah data login investor</text:p>
                </text:list-item>
              </text:list>
            </text:list-item>
            <text:list-item>
              <text:p text:style-name="P24">Data Coach</text:p>
              <text:list>
                <text:list-item>
                  <text:p text:style-name="P24">Melihat daftar coach, mengajukan mentoring, menambah data login coach</text:p>
                </text:list-item>
              </text:list>
            </text:list-item>
          </text:list>
        </text:list-item>
      </text:list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5941904920432" text:continue-numbering="true" text:style-name="WWNum7">
        <text:list-item>
          <text:p text:style-name="P24">Karyawan </text:p>
          <text:list>
            <text:list-item>
              <text:p text:style-name="P24">Login ke sistem berdasarkan data login dari owner</text:p>
            </text:list-item>
            <text:list-item>
              <text:p text:style-name="P24">Input/Edit/Delete pada menu dan sub menu sesuai kewenangannya</text:p>
            </text:list-item>
          </text:list>
        </text:list-item>
      </text:list>
      <text:p text:style-name="P12"/>
      <text:list xml:id="list85941112213383" text:continue-numbering="true" text:style-name="WWNum7">
        <text:list-item>
          <text:p text:style-name="P24">Investor</text:p>
          <text:list>
            <text:list-item>
              <text:p text:style-name="P24">Registrasi ke sistem</text:p>
            </text:list-item>
            <text:list-item>
              <text:p text:style-name="P24">Sistem melakukan upprove/reject sesuai kelengkapan persyaratan</text:p>
            </text:list-item>
            <text:list-item>
              <text:p text:style-name="P24">Login ke sistem</text:p>
            </text:list-item>
            <text:list-item>
              <text:p text:style-name="P24">Melihat daftar UMKM yang mengajukan pendanaan</text:p>
            </text:list-item>
          </text:list>
        </text:list-item>
      </text:list>
      <text:p text:style-name="P12"/>
      <text:list xml:id="list85942684781454" text:continue-numbering="true" text:style-name="WWNum7">
        <text:list-item>
          <text:p text:style-name="P24">Coach Bisnis/Mentor</text:p>
          <text:list>
            <text:list-item>
              <text:p text:style-name="P24">Registrasi ke sistem</text:p>
            </text:list-item>
            <text:list-item>
              <text:p text:style-name="P24"><text:soft-page-break/>Sistem melakukan upprove/reject sesuai kelengkapan persyaratan</text:p>
            </text:list-item>
            <text:list-item>
              <text:p text:style-name="P24">Login ke sistem</text:p>
            </text:list-item>
            <text:list-item>
              <text:p text:style-name="P24">Melihat daftar UMKM yang mengajukan mentoring</text:p>
            </text:list-item>
          </text:list>
        </text:list-item>
      </text:list>
      <text:p text:style-name="P12"/>
      <text:list xml:id="list85941551749759" text:continue-numbering="true" text:style-name="WWNum7">
        <text:list-item>
          <text:p text:style-name="P24">Superadmin Aturusaha.com</text:p>
          <text:list>
            <text:list-item>
              <text:p text:style-name="P24">Melihat daftar UMKM</text:p>
            </text:list-item>
            <text:list-item>
              <text:p text:style-name="P24">Upprove/reject investor register</text:p>
            </text:list-item>
            <text:list-item>
              <text:p text:style-name="P24">Upprove/reject coach register</text:p>
            </text:list-item>
            <text:list-item>
              <text:p text:style-name="P24">Melihat daftar Investor</text:p>
            </text:list-item>
            <text:list-item>
              <text:p text:style-name="P24">Melihat Daftar Mentor</text:p>
            </text:list-item>
            <text:list-item>
              <text:p text:style-name="P24">Dll (menyusul)</text:p>
            </text:list-item>
          </text:list>
        </text:list-item>
      </text:list>
      <text:p text:style-name="P4"/>
      <text:list xml:id="list85943152498180" text:continue-numbering="true" text:style-name="WWNum7">
        <text:list-item>
          <text:p text:style-name="P24">E-commerce UMKM (jual beli antar pengguna aturusaha.com)</text:p>
          <text:list>
            <text:list-item>
              <text:p text:style-name="P24">UMKM dapat melihat produk antar UMKM</text:p>
            </text:list-item>
            <text:list-item>
              <text:p text:style-name="P24">UMKM order produk/jasa</text:p>
            </text:list-item>
            <text:list-item>
              <text:p text:style-name="P24">UMKM </text:p>
            </text:list-item>
          </text:list>
        </text:list-item>
      </text:list>
      <text:p text:style-name="P12"/>
      <text:list xml:id="list728263916" text:style-name="WWNum8">
        <text:list-item>
          <text:p text:style-name="P25">Login</text:p>
          <text:list>
            <text:list-item>
              <text:p text:style-name="P47"><text:span text:style-name="T1">Menggunakan email (</text:span><text:span text:style-name="T3">sekarang)</text:span></text:p>
            </text:list-item>
            <text:list-item>
              <text:p text:style-name="P47"><text:span text:style-name="T1">OTP <text:s/>(</text:span><text:span text:style-name="T4">nanti)</text:span></text:p>
            </text:list-item>
            <text:list-item>
              <text:p text:style-name="P47"><text:span text:style-name="T1">API gmail/FB (</text:span><text:span text:style-name="T4">nanti)</text:span></text:p>
            </text:list-item>
          </text:list>
        </text:list-item>
        <text:list-item>
          <text:p text:style-name="P25">Produk</text:p>
          <text:list>
            <text:list-item>
              <text:p text:style-name="P47"><text:span text:style-name="T1">setiap transaksi di menu pembelian dan penjualan otomatis terbuat jurnal umumnya di menu keuangan (</text:span><text:span text:style-name="T3">sekarang)</text:span></text:p>
            </text:list-item>
          </text:list>
        </text:list-item>
      </text:list>
      <text:p text:style-name="P14"/>
      <text:list xml:id="list85942083872788" text:continue-numbering="true" text:style-name="WWNum8">
        <text:list-item>
          <text:p text:style-name="P25">Keuangan</text:p>
          <text:list>
            <text:list-item>
              <text:p text:style-name="P47"><text:span text:style-name="T1">Saldo awa sdh otomatis terbuat ketika user melakukan tutup buku (</text:span><text:span text:style-name="T3">sekarang)</text:span></text:p>
            </text:list-item>
          </text:list>
        </text:list-item>
        <text:list-item>
          <text:p text:style-name="P25"><text:soft-page-break/>Penggajian</text:p>
          <text:list>
            <text:list-item>
              <text:p text:style-name="P47"><text:span text:style-name="T1">setiap transaksi penggajian otomatis terbuat jurnal umumnya di menu keuangan (</text:span><text:span text:style-name="T3">sekarang)</text:span></text:p>
            </text:list-item>
          </text:list>
        </text:list-item>
        <text:list-item>
          <text:p text:style-name="P25">Investasi</text:p>
          <text:list>
            <text:list-item>
              <text:p text:style-name="P25">info dividen bagi hasil terkirim ke email investor (nanti), Whatasapp (nanti)</text:p>
            </text:list-item>
          </text:list>
        </text:list-item>
      </text:list>
      <text:p text:style-name="P4"/>
      <text:p text:style-name="P4"/>
      <text:p text:style-name="P15"/>
      <text:list xml:id="list85942479423767" text:continue-numbering="true" text:style-name="WWNum8">
        <text:list-item>
          <text:p text:style-name="P47"><text:span text:style-name="T1">E-Commerce antar UMKM </text:span><text:span text:style-name="T4">(nanti)</text:span></text:p>
          <text:list>
            <text:list-item>
              <text:p text:style-name="P25">invoice kirim ke buyer dan seleer lewat notif Whatsapp (API WA)</text:p>
            </text:list-item>
            <text:list-item>
              <text:p text:style-name="P25">Cek pembayaran masuk <text:s/>otomatis (API payment Gateay)</text:p>
            </text:list-item>
            <text:list-item>
              <text:p text:style-name="P25">Chat antar buyer dan seller via chatboox</text:p>
            </text:list-item>
          </text:list>
        </text:list-item>
      </text:list>
      <text:p text:style-name="P14"/>
      <text:p text:style-name="P17"/>
      <text:p text:style-name="P18"/>
      <text:list xml:id="list85942451630128" text:continue-list="list85942815190684" text:style-name="WWNum1">
        <text:list-item>
          <text:p text:style-name="P21">UI/UX</text:p>
        </text:list-item>
      </text:list>
      <text:p text:style-name="P18">Untuk data yang banyak tampilan dalam bentuk tabel.</text:p>
      <text:p text:style-name="P10">Contoh: data barang, transaksi keuangan, pembelian, penjualan, dll</text:p>
      <text:p text:style-name="P18">Untuk data yg sedikit tampilan menyesuaikan.</text:p>
      <text:p text:style-name="P10">Contoh: Data karyawan, data legal, dll</text:p>
      <text:p text:style-name="P18">Daftar Menu sbb:</text:p>
      <text:list xml:id="list85943230334439" text:continue-numbering="true" text:style-name="WWNum1">
        <text:list-item>
          <text:list>
            <text:list-item>
              <text:p text:style-name="P21">Superadmin UMKM:</text:p>
            </text:list-item>
          </text:list>
        </text:list-item>
      </text:list>
      <text:list xml:id="list3014776815" text:style-name="WWNum10">
        <text:list-item>
          <text:p text:style-name="P26">Pengaturan Awal</text:p>
        </text:list-item>
      </text:list>
      <text:list xml:id="list47270109" text:style-name="WWNum11">
        <text:list-item>
          <text:p text:style-name="P27">Profil user (wajib di isi)</text:p>
        </text:list-item>
        <text:list-item>
          <text:p text:style-name="P27">Profil Usaha (wajib di isi)</text:p>
        </text:list-item>
        <text:list-item>
          <text:p text:style-name="P27">Visi</text:p>
        </text:list-item>
        <text:list-item>
          <text:p text:style-name="P27">Misi</text:p>
        </text:list-item>
        <text:list-item>
          <text:p text:style-name="P27">Akta</text:p>
        </text:list-item>
        <text:list-item>
          <text:p text:style-name="P35"><text:soft-page-break/>Izin Usaha (pindahkan ke menu karyawan-administrasi)</text:p>
        </text:list-item>
        <text:list-item>
          <text:p text:style-name="P48"><text:bookmark-start text:name="__DdeLink__601_897180783"/><text:span text:style-name="T1">Jabatan</text:span><text:bookmark-end text:name="__DdeLink__601_897180783"/><text:span text:style-name="T3">(pindahkan ke menu karyawan-eksekutif &amp; HRD)</text:span></text:p>
        </text:list-item>
      </text:list>
      <text:list xml:id="list181748895" text:style-name="WWNum12">
        <text:list-item>
          <text:p text:style-name="P30">Menu Aktif Perusahaan</text:p>
        </text:list-item>
        <text:list-item>
          <text:p text:style-name="P30">Pengguna Aplikasi</text:p>
        </text:list-item>
      </text:list>
      <text:list xml:id="list2833838711" text:style-name="WWNum13">
        <text:list-item>
          <text:p text:style-name="P31">Daftar Karyawan – CRUD – Hak akses</text:p>
        </text:list-item>
        <text:list-item>
          <text:p text:style-name="P31">Daftar Investor – CRUD – Hak akses</text:p>
        </text:list-item>
        <text:list-item>
          <text:p text:style-name="P31">Daftar Coach – CRUD – Hak akses</text:p>
        </text:list-item>
      </text:list>
      <text:p text:style-name="P4"/>
      <text:list xml:id="list85942124371754" text:continue-list="list85943230334439" text:style-name="WWNum1">
        <text:list-item>
          <text:list>
            <text:list-item>
              <text:p text:style-name="P21">Karyawan</text:p>
            </text:list-item>
          </text:list>
        </text:list-item>
      </text:list>
      <text:list xml:id="list1174944778" text:style-name="WWNum14">
        <text:list-item>
          <text:p text:style-name="P36">Perusahaan ==&gt; ganti menjadi : <text:s/>Eksekutif</text:p>
        </text:list-item>
      </text:list>
      <text:list xml:id="list85942544922979" text:continue-list="list47270109" text:style-name="WWNum11">
        <text:list-item>
          <text:p text:style-name="P27">Model Bisnis</text:p>
        </text:list-item>
        <text:list-item>
          <text:p text:style-name="P27">Struktur Perusahaan</text:p>
        </text:list-item>
        <text:list-item>
          <text:p text:style-name="P27">Bagian/Departemen (eksekutif-administrasi-HRD-keuangan-marketing-penggajian)</text:p>
        </text:list-item>
        <text:list-item>
          <text:p text:style-name="P27">Divisi</text:p>
        </text:list-item>
        <text:list-item>
          <text:p text:style-name="P28">Jabatan (id, id_bagian, id_div, nm_jabatan)</text:p>
        </text:list-item>
        <text:list-item>
          <text:p text:style-name="P48"><text:span text:style-name="T1">Job Desc </text:span><text:span text:style-name="T3">(lebih cocok masuk ke HRD</text:span><text:span text:style-name="T1">)</text:span></text:p>
        </text:list-item>
        <text:list-item>
          <text:p text:style-name="P27">SWOT</text:p>
        </text:list-item>
        <text:list-item>
          <text:p text:style-name="P27">Target/Goal </text:p>
        </text:list-item>
        <text:list-item>
          <text:p text:style-name="P27">Strategi </text:p>
        </text:list-item>
        <text:list-item>
          <text:p text:style-name="P48"><text:span text:style-name="T1">Izin usaha <text:s/>→ data masuk ke sub menu: K</text:span><text:span text:style-name="T3">umpulan dokumen</text:span></text:p>
        </text:list-item>
      </text:list>
      <text:p text:style-name="P16"/>
      <text:p text:style-name="P4"/>
      <text:p text:style-name="P4"/>
      <text:p text:style-name="P4"/>
      <text:p text:style-name="P4"/>
      <text:p text:style-name="P4"/>
      <text:p text:style-name="P7"/>
      <text:p text:style-name="P7"><text:soft-page-break/></text:p>
      <text:p text:style-name="P2"><text:tab/></text:p>
      <text:p text:style-name="P2"/>
      <text:p text:style-name="P8"/>
      <text:p text:style-name="P4"/>
      <text:list xml:id="list2390236379" text:style-name="WWNum15">
        <text:list-item>
          <text:p text:style-name="P37">Administrasi</text:p>
        </text:list-item>
      </text:list>
      <text:list xml:id="list85941884865726" text:continue-list="list85942544922979" text:style-name="WWNum11">
        <text:list-item>
          <text:p text:style-name="P27">Klien</text:p>
        </text:list-item>
        <text:list-item>
          <text:p text:style-name="P27">Surat</text:p>
        </text:list-item>
        <text:list-item>
          <text:p text:style-name="P27">Proposal</text:p>
        </text:list-item>
        <text:list-item>
          <text:p text:style-name="P27">SPK/Kontrak</text:p>
        </text:list-item>
        <text:list-item>
          <text:p text:style-name="P27">Berita Acara Pekerjaan : - Pemeriksaan – Kemajuan – Penyelesaian – Serah <text:tab/><text:tab/><text:tab/><text:tab/>Terima – Serah Terima Operasional.</text:p>
        </text:list-item>
        <text:list-item>
          <text:p text:style-name="P27">Inventarisasi Peralatan</text:p>
        </text:list-item>
        <text:list-item>
          <text:p text:style-name="P27">Kumpulan Dokumen →<text:span text:style-name="T6"> arsip (tampilkan data dari:)</text:span></text:p>
          <text:list>
            <text:list-header>
              <text:p text:style-name="P27"/>
            </text:list-header>
          </text:list>
        </text:list-item>
        <text:list-item>
          <text:p text:style-name="P27">Agenda Harian</text:p>
        </text:list-item>
        <text:list-item>
          <text:p text:style-name="P27">Brifing</text:p>
        </text:list-item>
        <text:list-item>
          <text:p text:style-name="P27">Pengumuman</text:p>
        </text:list-item>
      </text:list>
      <text:p text:style-name="P16"/>
      <text:p text:style-name="P16"/>
      <text:p text:style-name="P16"/>
      <text:p text:style-name="P16"/>
      <text:list xml:id="list1690653390" text:style-name="WWNum16">
        <text:list-item>
          <text:p text:style-name="P38">Produk</text:p>
        </text:list-item>
      </text:list>
      <text:list xml:id="list85942195290656" text:continue-list="list85941884865726" text:style-name="WWNum11">
        <text:list-item>
          <text:p text:style-name="P27">Barang : <text:span text:style-name="T7">Daftar Brg – Daftar Hrg Jual-Konversi Brg-Transfer Data Brg</text:span></text:p>
        </text:list-item>
        <text:list-item>
          <text:p text:style-name="P34">Inventory (Persediaan) :</text:p>
        </text:list-item>
        <text:list-item>
          <text:p text:style-name="P29">Suplier</text:p>
        </text:list-item>
        <text:list-item>
          <text:p text:style-name="P27">Pembelian – <text:span text:style-name="T8">Pesanan pembelian/purchase order-pembelian - </text:span></text:p>
          <text:p text:style-name="P27"/>
        </text:list-item>
        <text:list-item>
          <text:p text:style-name="P27"><text:soft-page-break/>Penjualan – <text:span text:style-name="T8">Pesanan Penjualan-penjualan</text:span></text:p>
          <text:p text:style-name="P27"/>
        </text:list-item>
        <text:list-item>
          <text:p text:style-name="P27">Jasa</text:p>
        </text:list-item>
        <text:list-item>
          <text:p text:style-name="P48"><text:span text:style-name="T2">Layanan </text:span><text:span text:style-name="T1">Jasa</text:span></text:p>
        </text:list-item>
        <text:list-item>
          <text:p text:style-name="P27">Proyek</text:p>
        </text:list-item>
        <text:list-item>
          <text:p text:style-name="P27">Tim Produksi</text:p>
        </text:list-item>
        <text:list-item>
          <text:p text:style-name="P27">Jadwal Proyek</text:p>
        </text:list-item>
        <text:list-item>
          <text:p text:style-name="P27">Progress Proyek</text:p>
        </text:list-item>
        <text:list-item>
          <text:p text:style-name="P27">Pemeliharaan</text:p>
        </text:list-item>
        <text:list-item>
          <text:p text:style-name="P27">Progress Pemeliharaan</text:p>
        </text:list-item>
      </text:list>
      <text:p text:style-name="P16"/>
      <text:list xml:id="list3406138891" text:style-name="WWNum17">
        <text:list-item>
          <text:p text:style-name="P39">Marketing</text:p>
        </text:list-item>
      </text:list>
      <text:list xml:id="list85943058415885" text:continue-list="list85942195290656" text:style-name="WWNum11">
        <text:list-item>
          <text:p text:style-name="P27">Client/Consumer</text:p>
        </text:list-item>
        <text:list-item>
          <text:p text:style-name="P27">Marketing Plan</text:p>
        </text:list-item>
        <text:list-item>
          <text:p text:style-name="P27">Get Client</text:p>
        </text:list-item>
        <text:list-item>
          <text:p text:style-name="P27">Realisasi Marketing</text:p>
        </text:list-item>
        <text:list-item>
          <text:p text:style-name="P27">RelationshipMarketing</text:p>
        </text:list-item>
      </text:list>
      <text:p text:style-name="P16"/>
      <text:list xml:id="list85942865196631" text:continue-list="list3406138891" text:style-name="WWNum17">
        <text:list-item>
          <text:p text:style-name="P39">Keuangan</text:p>
        </text:list-item>
      </text:list>
      <text:list xml:id="list804605585" text:style-name="WWNum18">
        <text:list-item>
          <text:p text:style-name="P32">RAB</text:p>
        </text:list-item>
        <text:list-item>
          <text:p text:style-name="P32">Periode Akuntansi</text:p>
        </text:list-item>
        <text:list-item>
          <text:p text:style-name="P32">Akun</text:p>
        </text:list-item>
        <text:list-item>
          <text:p text:style-name="P32">Transaksi</text:p>
        </text:list-item>
        <text:list-item>
          <text:p text:style-name="P32">Saldo Awal</text:p>
        </text:list-item>
        <text:list-item>
          <text:p text:style-name="P32">Jurnal Umum</text:p>
        </text:list-item>
        <text:list-item>
          <text:p text:style-name="P32">Jurnal Penyesuaian</text:p>
        </text:list-item>
        <text:list-item>
          <text:p text:style-name="P32">Tutup Buku</text:p>
        </text:list-item>
      </text:list>
      <text:p text:style-name="P4"/>
      <text:p text:style-name="P4"><text:soft-page-break/></text:p>
      <text:list xml:id="list85942303047086" text:continue-list="list85942865196631" text:style-name="WWNum17">
        <text:list-item>
          <text:p text:style-name="P39">HRD</text:p>
        </text:list-item>
      </text:list>
      <text:list xml:id="list754657679" text:style-name="WWNum19">
        <text:list-item>
          <text:p text:style-name="P33">Karyawan</text:p>
        </text:list-item>
        <text:list-item>
          <text:p text:style-name="P33">Hiring / Rekrutmen</text:p>
        </text:list-item>
        <text:list-item>
          <text:p text:style-name="P33">Lamaran Pekerjaan</text:p>
        </text:list-item>
        <text:list-item>
          <text:p text:style-name="P33">Seleksi</text:p>
        </text:list-item>
        <text:list-item>
          <text:p text:style-name="P33">Kontrak Kerja</text:p>
        </text:list-item>
        <text:list-item>
          <text:p text:style-name="P33">Jabatan</text:p>
        </text:list-item>
        <text:list-item>
          <text:p text:style-name="P33">Syarat Jabatan</text:p>
        </text:list-item>
        <text:list-item>
          <text:p text:style-name="P33">Tenaga Ahli</text:p>
        </text:list-item>
        <text:list-item>
          <text:p text:style-name="P33">Periode Kerja</text:p>
        </text:list-item>
        <text:list-item>
          <text:p text:style-name="P33">Absensi</text:p>
        </text:list-item>
        <text:list-item>
          <text:p text:style-name="P33">Career Development</text:p>
        </text:list-item>
        <text:list-item>
          <text:p text:style-name="P33">SOP</text:p>
        </text:list-item>
        <text:list-item>
          <text:p text:style-name="P33">Cuti</text:p>
        </text:list-item>
        <text:list-item>
          <text:p text:style-name="P33">Izin</text:p>
        </text:list-item>
        <text:list-item>
          <text:p text:style-name="P33">Tes</text:p>
        </text:list-item>
        <text:list-item>
          <text:p text:style-name="P33">Kalender Kerja</text:p>
        </text:list-item>
        <text:list-item>
          <text:p text:style-name="P33">Rencana Pelatihan</text:p>
        </text:list-item>
        <text:list-item>
          <text:p text:style-name="P33">Buku Penilaian Karyawan</text:p>
        </text:list-item>
        <text:list-item>
          <text:p text:style-name="P33">Kompensasi Kinerja</text:p>
        </text:list-item>
        <text:list-item>
          <text:p text:style-name="P33">Log Diary</text:p>
        </text:list-item>
        <text:list-item>
          <text:p text:style-name="P33">Potongan Tetap</text:p>
        </text:list-item>
        <text:list-item>
          <text:p text:style-name="P33">Potongan Absen</text:p>
        </text:list-item>
      </text:list>
      <text:p text:style-name="P4"/>
      <text:list xml:id="list3742268452" text:style-name="WWNum20">
        <text:list-item>
          <text:p text:style-name="P40">Penggajian</text:p>
        </text:list-item>
      </text:list>
      <text:list xml:id="list85942473034738" text:continue-list="list754657679" text:style-name="WWNum19">
        <text:list-item>
          <text:p text:style-name="P33">Alokasi Gaji</text:p>
        </text:list-item>
        <text:list-item>
          <text:p text:style-name="P33">Compansable Faktors (CF)</text:p>
        </text:list-item>
        <text:list-item>
          <text:p text:style-name="P33"><text:soft-page-break/>Sub CF</text:p>
        </text:list-item>
        <text:list-item>
          <text:p text:style-name="P33">Content CF</text:p>
        </text:list-item>
        <text:list-item>
          <text:p text:style-name="P33">Daftar Gaji</text:p>
        </text:list-item>
        <text:list-item>
          <text:p text:style-name="P33">Daftar Tunjangan</text:p>
        </text:list-item>
      </text:list>
      <text:p text:style-name="P16"/>
      <text:list xml:id="list1624188511" text:style-name="WWNum21">
        <text:list-item>
          <text:p text:style-name="P41">Investor</text:p>
        </text:list-item>
      </text:list>
      <text:list xml:id="list85941777891977" text:continue-list="list85942473034738" text:style-name="WWNum19">
        <text:list-item>
          <text:p text:style-name="P33">Data Investor</text:p>
        </text:list-item>
        <text:list-item>
          <text:p text:style-name="P33">Bentuk Investor</text:p>
        </text:list-item>
      </text:list>
      <text:list xml:id="list3853852021" text:style-name="WWNum22">
        <text:list-item>
          <text:p text:style-name="P42">Kepemilikan Saham</text:p>
        </text:list-item>
      </text:list>
      <text:list xml:id="list85943260671633" text:continue-list="list85941777891977" text:style-name="WWNum19">
        <text:list-item>
          <text:p text:style-name="P33">Periode Investasi</text:p>
        </text:list-item>
        <text:list-item>
          <text:p text:style-name="P33">Saham</text:p>
        </text:list-item>
        <text:list-item>
          <text:p text:style-name="P33">Data Investasi</text:p>
        </text:list-item>
        <text:list-item>
          <text:p text:style-name="P33">Jual Saham</text:p>
        </text:list-item>
        <text:list-item>
          <text:p text:style-name="P33">Persen Kas</text:p>
        </text:list-item>
        <text:list-item>
          <text:p text:style-name="P33">Dividen</text:p>
        </text:list-item>
      </text:list>
      <text:p text:style-name="P4"/>
      <text:p text:style-name="P4"/>
      <text:list xml:id="list1401135007" text:style-name="WWNum23">
        <text:list-item>
          <text:p text:style-name="P43">Mudharabah &amp; Musyarakah</text:p>
        </text:list-item>
      </text:list>
      <text:list xml:id="list85941664211672" text:continue-list="list85943260671633" text:style-name="WWNum19">
        <text:list-item>
          <text:p text:style-name="P33">Pelaku Investasi</text:p>
        </text:list-item>
        <text:list-item>
          <text:p text:style-name="P33">Akad</text:p>
        </text:list-item>
        <text:list-item>
          <text:p text:style-name="P33">Nisbah/Bagi Hasil</text:p>
        </text:list-item>
        <text:list-item>
          <text:p text:style-name="P33">Nisbah Per Modal</text:p>
        </text:list-item>
        <text:list-item>
          <text:p text:style-name="P33">Nisbah Per Pelaksana</text:p>
        </text:list-item>
      </text:list>
      <text:list xml:id="list85941988071720" text:continue-list="list1401135007" text:style-name="WWNum23">
        <text:list-item>
          <text:p text:style-name="P43">Laporan</text:p>
          <text:list>
            <text:list-item>
              <text:p text:style-name="P43"/>
            </text:list-item>
          </text:list>
        </text:list-item>
        <text:list-item>
          <text:p text:style-name="P43">Donasi</text:p>
        </text:list-item>
      </text:list>
      <text:p text:style-name="P4"/>
      <text:p text:style-name="P4">job description:</text:p>
      <text:p text:style-name="P4"><text:soft-page-break/>nama jabatan</text:p>
      <text:p text:style-name="P4">nama atasan</text:p>
      <text:p text:style-name="P4">tugas :</text:p>
      <text:p text:style-name="P4">1.</text:p>
      <text:p text:style-name="P4">2. dst</text:p>
      <text:p text:style-name="P4"/>
      <text:p text:style-name="P4"/>
      <text:list xml:id="list85942012804883" text:continue-list="list85942124371754" text:style-name="WWNum1">
        <text:list-item>
          <text:p text:style-name="P21">TECHNICAL DESIGN</text:p>
        </text:list-item>
      </text:list>
      <text:p text:style-name="P18">Daftar tabel ada di file: tabel_aturusaha.xlsx</text:p>
      <text:p text:style-name="P18">Daftar Use Case ada di folder: <text:s/>usecase_aturusaha</text:p>
      <text:p text:style-name="P18">Daftar Activity Diagram ada di folder : activity_aturusaha</text:p>
      <text:p text:style-name="P18"/>
      <text:p text:style-name="P18"/>
      <text:list xml:id="list85942397572019" text:continue-numbering="true" text:style-name="WWNum1">
        <text:list-item>
          <text:p text:style-name="P21">ARSITECKTUR REVIEW</text:p>
        </text:list-item>
      </text:list>
      <text:p text:style-name="P18">Mereview Hasilt Technical Design</text:p>
      <text:p text:style-name="P18">- Infrastruktur arsitek</text:p>
      <text:p text:style-name="P18">- Security arsitek</text:p>
      <text:p text:style-name="P18">- Depelovment arsitek</text:p>
      <text:p text:style-name="P18">- Front end arsitek</text:p>
      <text:p text:style-name="P18">Memastikan apa yg dibuat sudah baik.</text:p>
      <text:p text:style-name="P18">Topik:</text:p>
      <text:p text:style-name="P18">- performance, spek server, trafic, dll</text:p>
      <text:p text:style-name="P18">feed back, revisi lg bagian Technical design</text:p>
      <text:list xml:id="list85941743875523" text:continue-numbering="true" text:style-name="WWNum1">
        <text:list-item>
          <text:p text:style-name="P21">API SPEC</text:p>
        </text:list-item>
      </text:list>
      <text:p text:style-name="P18">kesepakatan format API:</text:p>
      <text:p text:style-name="P18">Request apa, respond sprti apa</text:p>
      <text:p text:style-name="P18">jumlah API</text:p>
      <text:p text:style-name="P18">ex:</text:p>
      <text:p text:style-name="P19"><text:soft-page-break/><text:span text:style-name="T5">API/</text:span><text:span text:style-name="T1">Produk</text:span></text:p>
      <text:p text:style-name="P18">API/banner</text:p>
      <text:p text:style-name="P18">Format Jyson, parameter query</text:p>
      <text:p text:style-name="P4"/>
      <text:p text:style-name="P4"><text:tab/>Contoh: https://github.com/ProgrammerZamanNow/kotlin-restful-api</text:p>
      <text:p text:style-name="P4"/>
      <text:list xml:id="list85942694720204" text:continue-numbering="true" text:style-name="WWNum1">
        <text:list-item>
          <text:p text:style-name="P21">Development</text:p>
        </text:list-item>
      </text:list>
      <text:p text:style-name="P18">Backend -Front End - QA (Quality Assurance otomatis) ==&gt; semua <text:s/>based on API spec → pararel</text:p>
      <text:p text:style-name="P4"/>
      <text:p text:style-name="P4"/>
      <text:list xml:id="list85941169703278" text:continue-numbering="true" text:style-name="WWNum1">
        <text:list-item>
          <text:p text:style-name="P21">Non Product Depelyment</text:p>
        </text:list-item>
      </text:list>
      <text:p text:style-name="P18">Deploy-Qa-Staging- Sandbox</text:p>
      <text:p text:style-name="P18"><text:tab/></text:p>
      <text:p text:style-name="P18">Buat : CI/CD</text:p>
      <text:p text:style-name="P18">repo-Git</text:p>
      <text:p text:style-name="P18"/>
      <text:list xml:id="list85942950429363" text:continue-numbering="true" text:style-name="WWNum1">
        <text:list-item>
          <text:p text:style-name="P21">TESTING</text:p>
        </text:list-item>
      </text:list>
      <text:p text:style-name="P18">End to end test</text:p>
      <text:p text:style-name="P18">Performance test</text:p>
      <text:p text:style-name="P18">Security test</text:p>
      <text:p text:style-name="P18"/>
      <text:list xml:id="list85942552581580" text:continue-numbering="true" text:style-name="WWNum1">
        <text:list-item>
          <text:p text:style-name="P21">Production Deployment</text:p>
        </text:list-item>
      </text:list>
      <text:p text:style-name="P18">A/B testing</text:p>
      <text:p text:style-name="P18">dll</text:p>
      <text:p text:style-name="P4"/>
      <text:p text:style-name="P4"/>
      <text:list xml:id="list85941709267246" text:continue-numbering="true" text:style-name="WWNum1">
        <text:list-item>
          <text:p text:style-name="P21">Maintenance / improvement</text:p>
        </text:list-item>
      </text:list>
      <text:p text:style-name="P18"><text:soft-page-break/>Monitoring:</text:p>
      <text:p text:style-name="P18">total trafic</text:p>
      <text:p text:style-name="P18">total user</text:p>
      <text:p text:style-name="P18">respond time</text:p>
      <text:p text:style-name="P18">dll</text:p>
      <text:p text:style-name="P18"/>
      <text:p text:style-name="P18"/>
      <text:p text:style-name="P18"/>
      <text:p text:style-name="P18"/>
      <text:p text:style-name="P4"><text:tab/></text:p>
      <text:p text:style-name="P4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Wingdings1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Wingdings1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Wingdings1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Wingdings1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Wingdings1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Wingdings1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Wingdings1" style:font-family-complex="Wingdings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Wingdings1" style:font-family-complex="Wingdings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Wingdings1" style:font-family-complex="Wingdings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Wingdings1" style:font-family-complex="Wingdings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Wingdings1" style:font-family-complex="Wingdings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-complex="Wingdings1" style:font-family-complex="Wingdings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-complex="Wingdings1" style:font-family-complex="Wingdings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Courier New" style:font-family-complex="'Courier New'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  <style:text-properties style:font-name="Open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  <style:text-properties style:font-name="OpenSymbol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  <style:text-properties style:font-name="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  <style:text-properties style:font-name="Open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  <style:text-properties style:font-name="OpenSymbol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  <style:text-properties style:font-name="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  <style:text-properties style:font-name="Open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56" text:bullet-char="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57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59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60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61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62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63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text:bullet-char="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2" text:style-name="ListLabel_20_65" text:bullet-char="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3" text:style-name="ListLabel_20_66" text:bullet-char="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ListLabel_20_67" text:bullet-char="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5" text:style-name="ListLabel_20_68" text:bullet-char="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text:bullet-char="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70" text:bullet-char="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8" text:style-name="ListLabel_20_71" text:bullet-char="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9" text:style-name="ListLabel_20_72" text:bullet-char="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74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75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77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78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79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80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81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83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ListLabel_20_84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ListLabel_20_87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89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ListLabel_20_90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92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93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94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95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96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97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98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99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01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3" text:style-name="ListLabel_20_102" text:bullet-char="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103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4" text:bullet-char="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6" text:style-name="ListLabel_20_105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7" text:style-name="ListLabel_20_106" text:bullet-char="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8" text:style-name="ListLabel_20_107" text:bullet-char="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9" text:style-name="ListLabel_20_108" text:bullet-char="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10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11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2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13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14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15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16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17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18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19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20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21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22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23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24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25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26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27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28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29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0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31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32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33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34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35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6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37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38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9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40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41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42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43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44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5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4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ListLabel_20_14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ListLabel_20_14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ListLabel_20_15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ListLabel_20_151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152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ListLabel_20_153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4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2" text:style-name="ListLabel_20_155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ListLabel_20_156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ListLabel_20_157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58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ListLabel_20_159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ListLabel_20_160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ListLabel_20_161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ListLabel_20_162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3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64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65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66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67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68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69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70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71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2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73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74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5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76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77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78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79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80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1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82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83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84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85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86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87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88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89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0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ListLabel_20_191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3" text:style-name="ListLabel_20_192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3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5" text:style-name="ListLabel_20_194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6" text:style-name="ListLabel_20_195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7" text:style-name="ListLabel_20_196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8" text:style-name="ListLabel_20_197" text:bullet-char="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9" text:style-name="ListLabel_20_198" text:bullet-char="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style:font-name="Symbol"/>
      </text:list-level-style-bullet>
      <text:list-level-style-bullet text:level="2" text:style-name="ListLabel_20_199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style:font-name="Symbol"/>
      </text:list-level-style-bullet>
      <text:list-level-style-bullet text:level="5" text:style-name="ListLabel_20_200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style:font-name="Symbol"/>
      </text:list-level-style-bullet>
      <text:list-level-style-bullet text:level="8" text:style-name="ListLabel_20_201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72</meta:editing-cycles>
    <meta:creation-date>2020-12-04T10:11:00</meta:creation-date>
    <dc:date>2020-12-22T08:59:40.775154246</dc:date>
    <dc:language>en-US</dc:language>
    <meta:editing-duration>PT16H43M15S</meta:editing-duration>
    <meta:generator>LibreOffice/6.4.6.2$Linux_X86_64 LibreOffice_project/40$Build-2</meta:generator>
    <meta:document-statistic meta:table-count="0" meta:image-count="0" meta:object-count="0" meta:page-count="14" meta:paragraph-count="264" meta:word-count="1123" meta:character-count="6995" meta:non-whitespace-character-count="628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